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kt_num</text:p>
          </table:table-cell>
          <table:table-cell office:value-type="string">
            <text:p>kt_name</text:p>
          </table:table-cell>
          <table:table-cell office:value-type="string">
            <text:p>kt_kur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ürich</text:p>
          </table:table-cell>
          <table:table-cell office:value-type="string">
            <text:p>Z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rn</text:p>
          </table:table-cell>
          <table:table-cell office:value-type="string">
            <text:p>B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zern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i</text:p>
          </table:table-cell>
          <table:table-cell office:value-type="string">
            <text:p>U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hwyz</text:p>
          </table:table-cell>
          <table:table-cell office:value-type="string">
            <text:p>S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bwalden</text:p>
          </table:table-cell>
          <table:table-cell office:value-type="string">
            <text:p>OW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idwalden</text:p>
          </table:table-cell>
          <table:table-cell office:value-type="string">
            <text:p>NW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larus</text:p>
          </table:table-cell>
          <table:table-cell office:value-type="string">
            <text:p>G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Zug</text:p>
          </table:table-cell>
          <table:table-cell office:value-type="string">
            <text:p>Z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ribourg</text:p>
          </table:table-cell>
          <table:table-cell office:value-type="string">
            <text:p>F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lothurn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sel-Stadt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sel-Landschaft</text:p>
          </table:table-cell>
          <table:table-cell office:value-type="string">
            <text:p>B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haffhausen</text:p>
          </table:table-cell>
          <table:table-cell office:value-type="string">
            <text:p>SH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enzell Ausserrhoden</text:p>
          </table:table-cell>
          <table:table-cell office:value-type="string">
            <text:p>A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enzell Innerrhoden</text:p>
          </table:table-cell>
          <table:table-cell office:value-type="string">
            <text:p>AI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. Gallen</text:p>
          </table:table-cell>
          <table:table-cell office:value-type="string">
            <text:p>S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raubünden</text:p>
          </table:table-cell>
          <table:table-cell office:value-type="string">
            <text:p>G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argau</text:p>
          </table:table-cell>
          <table:table-cell office:value-type="string">
            <text:p>AG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hurgau</text:p>
          </table:table-cell>
          <table:table-cell office:value-type="string">
            <text:p>TG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icino</text:p>
          </table:table-cell>
          <table:table-cell office:value-type="string">
            <text:p>TI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aud</text:p>
          </table:table-cell>
          <table:table-cell office:value-type="string">
            <text:p>V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alais</text:p>
          </table:table-cell>
          <table:table-cell office:value-type="string">
            <text:p>V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euchâtel</text:p>
          </table:table-cell>
          <table:table-cell office:value-type="string">
            <text:p>N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enève</text:p>
          </table:table-cell>
          <table:table-cell office:value-type="string">
            <text:p>G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Jura</text:p>
          </table:table-cell>
          <table:table-cell office:value-type="string">
            <text:p>J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8/15/2013</text:date>, <text:time>20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Ziegler</meta:initial-creator>
    <meta:creation-date>2013-08-15T20:35:14</meta:creation-date>
    <dc:date>2013-08-15T20:39:59</dc:date>
    <dc:creator>Stefan Ziegler</dc:creator>
    <meta:editing-duration>PT00H04M45S</meta:editing-duration>
    <meta:editing-cycles>3</meta:editing-cycles>
    <meta:generator>OpenOffice.org/3.2$Unix OpenOffice.org_project/320m12$Build-9483</meta:generator>
    <meta:document-statistic meta:table-count="3" meta:cell-count="81" meta:object-count="0"/>
  </office:meta>
</office:document-meta>
</file>